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01cm" draw:fill-color="#c9c9b6"/>
    </style:style>
    <style:style style:name="gr2" style:family="graphic" style:parent-style-name="standard">
      <style:graphic-properties svg:stroke-width="0.001cm" svg:stroke-color="#494936" draw:fill="none" draw:fill-color="#ffffff" fo:padding-top="-0.049cm" fo:padding-bottom="-0.049cm" fo:padding-left="-0.049cm" fo:padding-right="-0.049cm"/>
    </style:style>
    <style:style style:name="gr3" style:family="graphic" style:parent-style-name="standard">
      <style:graphic-properties draw:stroke="none" svg:stroke-width="0.001cm" draw:fill-color="#b7b79d"/>
    </style:style>
    <style:style style:name="gr4" style:family="graphic" style:parent-style-name="standard">
      <style:graphic-properties draw:stroke="none" svg:stroke-width="0.001cm" draw:fill-color="#7a7a5a"/>
    </style:style>
  </office:automatic-styles>
  <office:body>
    <office:drawing>
      <draw:page draw:name="page1" draw:style-name="dp1" draw:master-page-name="Default">
        <draw:g>
          <draw:glue-point draw:id="4" svg:x="-4.047cm" svg:y="-5cm"/>
          <draw:glue-point draw:id="5" svg:x="5cm" svg:y="-5cm"/>
          <draw:glue-point draw:id="6" svg:x="0.477cm" svg:y="-5cm"/>
          <draw:glue-point draw:id="7" svg:x="-5cm" svg:y="5cm"/>
          <draw:glue-point draw:id="8" svg:x="4.08cm" svg:y="5cm"/>
          <draw:glue-point draw:id="9" svg:x="-0.46cm" svg:y="5cm"/>
          <draw:glue-point draw:id="10" svg:x="-5cm" svg:y="-3.914cm"/>
          <draw:glue-point draw:id="11" svg:x="-5cm" svg:y="0.542cm"/>
          <draw:glue-point draw:id="12" svg:x="5cm" svg:y="3.684cm"/>
          <draw:glue-point draw:id="13" svg:x="5cm" svg:y="-0.658cm"/>
          <draw:glue-point draw:id="14" svg:x="0.005cm" svg:y="-0.035cm"/>
          <draw:polygon draw:style-name="gr1" draw:layer="layout" svg:width="2.496cm" svg:height="0.228cm" svg:x="0cm" svg:y="0cm" svg:viewBox="0 0 2497 229" draw:points="0,229 247,0 2497,0 2249,229">
            <text:p/>
          </draw:polygon>
          <draw:polygon draw:style-name="gr2" draw:layer="layout" svg:width="2.475cm" svg:height="0.219cm" svg:x="0.012cm" svg:y="0.008cm" svg:viewBox="0 0 2476 220" draw:points="0,209 226,0 2476,0 2237,220 0,220">
            <text:p/>
          </draw:polygon>
          <draw:polygon draw:style-name="gr3" draw:layer="layout" svg:width="2.266cm" svg:height="1.772cm" svg:x="0cm" svg:y="0.228cm" svg:viewBox="0 0 2267 1773" draw:points="0,0 2267,0 2267,1773 0,1773">
            <text:p/>
          </draw:polygon>
          <draw:polygon draw:style-name="gr2" draw:layer="layout" svg:width="2.254cm" svg:height="1.772cm" svg:x="0.012cm" svg:y="0.228cm" svg:viewBox="0 0 2255 1773" draw:points="0,0 2255,0 2255,1773 0,1773">
            <text:p/>
          </draw:polygon>
          <draw:polygon draw:style-name="gr4" draw:layer="layout" svg:width="0.248cm" svg:height="1.983cm" svg:x="2.248cm" svg:y="0cm" svg:viewBox="0 0 249 1984" draw:points="0,1984 249,1737 249,0 0,227">
            <text:p/>
          </draw:polygon>
          <draw:polygon draw:style-name="gr2" draw:layer="layout" svg:width="0.248cm" svg:height="1.974cm" svg:x="2.248cm" svg:y="0.008cm" svg:viewBox="0 0 249 1975" draw:points="0,1975 249,1728 249,0 240,0 0,219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Host</dc:title>
    <meta:creation-date>2011-02-07T16:47:26</meta:creation-date>
    <meta:editing-duration>P0D</meta:editing-duration>
    <meta:editing-cycles>1</meta:editing-cycles>
    <meta:document-statistic meta:object-count="7"/>
    <meta:generator>OpenOffice.org/3.3$Linux OpenOffice.org_project/330m20$Build-9567</meta:generator>
  </office:meta>
</office:document-meta>
</file>